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text-properties style:font-name="Calibri" style:font-name-complex="Calibri1"/>
    </style:style>
    <style:style style:name="P3" style:family="paragraph" style:parent-style-name="Standard">
      <style:paragraph-properties fo:line-height="100%"/>
      <style:text-properties style:font-name="Calibri" style:font-name-complex="Calibri1"/>
    </style:style>
    <style:style style:name="P4" style:family="paragraph" style:parent-style-name="Standard" style:master-page-name="Standard">
      <style:paragraph-properties style:page-number="auto"/>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fo:font-style="italic" style:font-style-asian="italic"/>
    </style:style>
    <style:style style:name="T4" style:family="text">
      <style:text-properties style:font-name="Calibri" style:font-name-complex="Calibri1"/>
    </style:style>
    <style:style style:name="T5" style:family="text">
      <style:text-properties officeooo:rsid="001195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Methods</text:span></text:p>
      <text:p text:style-name="Standard"><text:span text:style-name="T1">Tomato genetic resources</text:span></text:p>
      <text:p text:style-name="Standard">We obtained seeds for selected tomato genotypes in consultation with Dr. Roger Chetelat at the UC Davis TGRC. These include a diverse sample of domesticated tomato’s closest wild relative (S. pimpinellifolium) from throughout its <text:span text:style-name="T5">native </text:span>range (Peru, Ecuador) as well as heritage and modern varieties of <text:span text:style-name="T3">S. lycopersicum</text:span>. We bulked all genotypes in long-day (16h) greenhouse conditions at UC Davis in fall 2014. Plants were grown under metal-halide lamps (temp, RH?) in <text:span text:style-name="T5">4” pots</text:span> filled with potting soil (Sunshine mix #1, Sun Gro Horticulture) (XX fertilizer). Plants were pruned and staked upright, and fruits were collected as they matured.</text:p>
      <text:p text:style-name="Standard"/>
      <text:p text:style-name="Standard">Fruits were stored at 4C in dry paper bags until seed cleaning. Seeds and locule contents were incubated at XX temp in XX% protease solution, then rinsed in dI H2O and air-dried. Seeds were then stored in a cool, dry, dark location until further plantings.</text:p>
      <text:p text:style-name="Standard"/>
      <text:p text:style-name="Standard">We bleach-sterilized all seeds prior to germinating on germination paper in growth chambers. At XX days we transferred seedlings to soil (SunGro) and grew all plants in growth chambers in 24C, short-day (10h) conditions with 180-190 uM light intensity and 60% RH. The flat was covered with a humidity dome during germination. We bottom-watered with DI H2O every two days for two weeks, and at week 3 watered every two days with added nutrient solution XX. </text:p>
      <text:p text:style-name="Standard"/>
      <text:p text:style-name="Standard"><text:span text:style-name="T1">Selection of Botrytis population</text:span></text:p>
      <text:p text:style-name="Standard"><text:span text:style-name="T1">Botrytis genetic resources</text:span></text:p>
      <text:p text:style-name="Standard">Selection of genotypes</text:p>
      <text:p text:style-name="Standard"/>
      <text:p text:style-name="Standard">Botrytis isolates were maintained as conidial suspensions in 30% glycerol for long term storage at -80C. </text:p>
      <text:p text:style-name="Standard">For regrowth, spore solutions were diluted to 10% in 50% filter-sterilized grape juice, then plated onto 39g/L potato dextrose agar (PDA) media. Isolates were grown at 25C in 12h light, and replated every 2 weeks.</text:p>
      <text:p text:style-name="Standard"/>
      <text:p text:style-name="Standard"><text:span text:style-name="T1">Detached leaf assay</text:span></text:p>
      <text:p text:style-name="Standard">Detached leaf assay as useful approximation of whole-plant: Sharma 2005, Mulema and Denby 2012, Cowley 2014, Boydom 2015</text:p>
      <text:p text:style-name="Standard">To study the effect of genetic variation in host and pathogen on lesion formation, we infected 12 diverse tomato varieties with the above 96 Botrytis isolates. We used a randomized block design with three replicates in each of two experiemnts. We randomly sampled 5 leaves per plant, and 2 leaflet pairs per leaf. We tracked apical vs. basal leaflet pairs. Leaflets were placed on 1% phytoagar in seed flats, with humidity domes on top. </text:p>
      <text:p text:style-name="Standard"><text:tab/>Spores were collected from mature (1-2 week old) Botrytis cultures, and diluted to 10 spores/ uL in 50% filter-sterilized grape juice. 4ul droplets of spore <text:soft-page-break/>suspensions <text:s/>were inoculated onto detached leaves at room temperature with 24h light. Control leaves were mock-inoculated with 4uL of grape juice without spores.</text:p>
      <text:p text:style-name="Standard">We photographed all leaflets at 72 hours post inoculation for downstream image analysis.</text:p>
      <text:p text:style-name="Standard"/>
      <text:p text:style-name="Standard"><text:span text:style-name="T3">Automated Image Analysis</text:span></text:p>
      <text:p text:style-name="Standard">We measured lesion areas using the EBImage and CRImage packages (Pau et al., 2010; Failmezger et al., 2010) in the R statistical environment (R Development Core Team and Team, 2009). Leaflets were identified as objects with green hue, and lesions were identified as low-saturation objects within leaves. Images masks were generated for both the leaf and lesion, then manually refined by a technician to ensure proper object calling. The area of these leaves and lesions were then automatically measured as pixels per lesion and converted to area using a 1 cm reference within each image.</text:p>
      <text:p text:style-name="Standard"/>
      <text:p text:style-name="Standard"/>
      <text:p text:style-name="Standard"><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e</meta:initial-creator>
    <meta:editing-cycles>15</meta:editing-cycles>
    <meta:creation-date>2016-01-14T20:33:00</meta:creation-date>
    <dc:date>2016-05-05T12:47:16.115780791</dc:date>
    <meta:editing-duration>PT6M6S</meta:editing-duration>
    <meta:generator>LibreOffice/4.2.8.2$Linux_X86_64 LibreOffice_project/420m0$Build-2</meta:generator>
    <meta:document-statistic meta:table-count="0" meta:image-count="0" meta:object-count="0" meta:page-count="2" meta:paragraph-count="17" meta:word-count="539" meta:character-count="3374" meta:non-whitespace-character-count="2847"/>
    <meta:user-defined meta:name="AppVersion">14.0000</meta:user-defined>
    <meta:user-defined meta:name="Company">University of California, Davi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